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9-22_13-09-24_000.jpg</text:p>
          </table:table-cell>
          <table:table-cell table:style-name="ce11" office:value-type="string">
            <text:p>:m 食べた物</text:p>
          </table:table-cell>
          <table:table-cell table:style-name="ce11"/>
          <table:table-cell table:style-name="ce4"/>
          <table:table-cell table:style-name="ce4" office:value-type="string">
            <text:p>N-35-35-28.532409 E-139-34-49.215087</text:p>
          </table:table-cell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9-22_15-24-19_000.jpg</text:p>
          </table:table-cell>
          <table:table-cell table:style-name="ce11" office:value-type="string">
            <text:p>:m RES 1*6 / free# JVEMV6 68#_101:1 / 68. theoretical-physics(tp) / w=~,topics=不等式：証明,other=orig+:(x^2-x+1&gt;0),s=~,i=~,doc=r-7-1~2#3</text:p>
          </table:table-cell>
          <table:table-cell table:style-name="ce11"/>
          <table:table-cell table:style-name="ce4"/>
          <table:table-cell table:style-name="ce4" office:value-type="string">
            <text:p>N-35-35-28.587341 E-139-34-49.160156</text:p>
          </table:table-cell>
          <table:table-cell table:style-name="ce38" table:formula="of:=IF([.E3]=&quot;&quot;;[.C3];CONCATENATE([.C3];&quot; / &quot;;[.E3]))" office:value-type="string" office:string-value=":m RES 1*6 / free# JVEMV6 68#_101:1 / 68. theoretical-physics(tp) / w=~,topics=不等式：証明,other=orig+:(x^2-x+1&gt;0),s=~,i=~,doc=r-7-1~2#3">
            <text:p>:m RES 1*6 / free# JVEMV6 68#_101:1 / 68. theoretical-physics(tp) / w=~,topics=不等式：証明,other=orig+:(x^2-x+1&gt;0),s=~,i=~,doc=r-7-1~2#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9-22_15-24-48_000.jpg</text:p>
          </table:table-cell>
          <table:table-cell table:style-name="ce4" office:value-type="string">
            <text:p>:m RES 2*6 / free# JVEMV6 68#_101:1 / 68. theoretical-physics(tp) / w=(x+2&gt;√(2x+3)),topics=不等式：証明,other=orig+:(x^2-x+1&gt;0),s=~,i=~,doc=r-7-1~2#3</text:p>
          </table:table-cell>
          <table:table-cell table:style-name="ce11"/>
          <table:table-cell table:style-name="ce4"/>
          <table:table-cell table:style-name="ce4" office:value-type="string">
            <text:p>N-35-35-28.518676 E-139-34-49.270019</text:p>
          </table:table-cell>
          <table:table-cell table:style-name="ce38" table:formula="of:=IF([.E4]=&quot;&quot;;[.C4];CONCATENATE([.C4];&quot; / &quot;;[.E4]))" office:value-type="string" office:string-value=":m RES 2*6 / free# JVEMV6 68#_101:1 / 68. theoretical-physics(tp) / w=(x+2&gt;√(2x+3)),topics=不等式：証明,other=orig+:(x^2-x+1&gt;0),s=~,i=~,doc=r-7-1~2#3">
            <text:p>:m RES 2*6 / free# JVEMV6 68#_101:1 / 68. theoretical-physics(tp) / w=(x+2&gt;√(2x+3)),topics=不等式：証明,other=orig+:(x^2-x+1&gt;0),s=~,i=~,doc=r-7-1~2#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9-22_15-25-16_000.jpg</text:p>
          </table:table-cell>
          <table:table-cell table:style-name="ce11" office:value-type="string">
            <text:p>:m RES 3*6 / free# JVEMV6 68#_101:1 / 68. theoretical-physics(tp) / w=~,topics=不等式：証明,other=HALT+;orig+;q+:(xと(√(2x+3))の大小),s=~,i=~,doc=r-7-1~2#3</text:p>
          </table:table-cell>
          <table:table-cell table:style-name="ce11"/>
          <table:table-cell table:style-name="ce4"/>
          <table:table-cell table:style-name="ce4" office:value-type="string">
            <text:p>N-35-35-28.656005 E-139-34-48.995361</text:p>
          </table:table-cell>
          <table:table-cell table:style-name="ce38" table:formula="of:=IF([.E5]=&quot;&quot;;[.C5];CONCATENATE([.C5];&quot; / &quot;;[.E5]))" office:value-type="string" office:string-value=":m RES 3*6 / free# JVEMV6 68#_101:1 / 68. theoretical-physics(tp) / w=~,topics=不等式：証明,other=HALT+;orig+;q+:(xと(√(2x+3))の大小),s=~,i=~,doc=r-7-1~2#3">
            <text:p>:m RES 3*6 / free# JVEMV6 68#_101:1 / 68. theoretical-physics(tp) / w=~,topics=不等式：証明,other=HALT+;orig+;q+:(xと(√(2x+3))の大小),s=~,i=~,doc=r-7-1~2#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string">
            <text:p>2021-09-22_15-25-35_000.jpg</text:p>
          </table:table-cell>
          <table:table-cell table:style-name="ce11" office:value-type="string">
            <text:p>:m RES 4-5*6 / free# JVEMV6 68#_101:1 / 68. theoretical-physics(tp) / w=~,topics=不等式：証明,other=q+:(|a||b|=|ab|);theorem+:(a&lt;0,|a|=-a),s=~,i=~,doc=r-7-1~2#3</text:p>
          </table:table-cell>
          <table:table-cell table:style-name="ce11"/>
          <table:table-cell table:style-name="ce4"/>
          <table:table-cell table:style-name="ce4" office:value-type="string">
            <text:p>N-35-35-28.573608 E-139-34-48.995361</text:p>
          </table:table-cell>
          <table:table-cell table:style-name="ce38" table:formula="of:=IF([.E6]=&quot;&quot;;[.C6];CONCATENATE([.C6];&quot; / &quot;;[.E6]))" office:value-type="string" office:string-value=":m RES 4-5*6 / free# JVEMV6 68#_101:1 / 68. theoretical-physics(tp) / w=~,topics=不等式：証明,other=q+:(|a||b|=|ab|);theorem+:(a&lt;0,|a|=-a),s=~,i=~,doc=r-7-1~2#3">
            <text:p>:m RES 4-5*6 / free# JVEMV6 68#_101:1 / 68. theoretical-physics(tp) / w=~,topics=不等式：証明,other=q+:(|a||b|=|ab|);theorem+:(a&lt;0,|a|=-a),s=~,i=~,doc=r-7-1~2#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9-22_15-26-00_000.jpg</text:p>
          </table:table-cell>
          <table:table-cell table:style-name="ce11" office:value-type="string">
            <text:p>:m RES 6*6 / free# JVEMV6 68#_101:1 / 68. theoretical-physics(tp) / w=~,topics=不等式：証明,other=q+:(|a||b|=|ab|);theorem+:(a&lt;0,|a|=-a),s=~,i=~,doc=r-7-1~2#3</text:p>
          </table:table-cell>
          <table:table-cell table:style-name="ce11"/>
          <table:table-cell table:style-name="ce4"/>
          <table:table-cell table:style-name="ce4" office:value-type="string">
            <text:p>N-35-35-28.614807 E-139-34-49.599609</text:p>
          </table:table-cell>
          <table:table-cell table:style-name="ce38" table:formula="of:=IF([.E7]=&quot;&quot;;[.C7];CONCATENATE([.C7];&quot; / &quot;;[.E7]))" office:value-type="string" office:string-value=":m RES 6*6 / free# JVEMV6 68#_101:1 / 68. theoretical-physics(tp) / w=~,topics=不等式：証明,other=q+:(|a||b|=|ab|);theorem+:(a&lt;0,|a|=-a),s=~,i=~,doc=r-7-1~2#3">
            <text:p>:m RES 6*6 / free# JVEMV6 68#_101:1 / 68. theoretical-physics(tp) / w=~,topics=不等式：証明,other=q+:(|a||b|=|ab|);theorem+:(a&lt;0,|a|=-a),s=~,i=~,doc=r-7-1~2#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9-22_16-47-34_000.jpg</text:p>
          </table:table-cell>
          <table:table-cell table:style-name="ce19" office:value-type="string">
            <text:p>:m RES 1*2 / free# JVEMV6 76#_id=VN5S:2 / 76. theoretical-physics(tp) / w=~,topics=液体の中に物体を入れる。加わる圧力,other=q+,s=~,i=~,doc=~</text:p>
          </table:table-cell>
          <table:table-cell table:style-name="ce19"/>
          <table:table-cell table:style-name="ce4"/>
          <table:table-cell table:style-name="ce4" office:value-type="string">
            <text:p>N-35-35-28.614807 E-139-34-48.995361</text:p>
          </table:table-cell>
          <table:table-cell table:style-name="ce38" table:formula="of:=IF([.E8]=&quot;&quot;;[.C8];CONCATENATE([.C8];&quot; / &quot;;[.E8]))" office:value-type="string" office:string-value=":m RES 1*2 / free# JVEMV6 76#_id=VN5S:2 / 76. theoretical-physics(tp) / w=~,topics=液体の中に物体を入れる。加わる圧力,other=q+,s=~,i=~,doc=~">
            <text:p>:m RES 1*2 / free# JVEMV6 76#_id=VN5S:2 / 76. theoretical-physics(tp) / w=~,topics=液体の中に物体を入れる。加わる圧力,other=q+,s=~,i=~,doc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9-22_16-47-56_000.jpg</text:p>
          </table:table-cell>
          <table:table-cell table:style-name="ce11" office:value-type="string">
            <text:p>:m RES 2*2 / free# JVEMV6 76#_id=VN5S:2 / 76. theoretical-physics(tp) / w=~,topics=液体の中に物体を入れる。加わる圧力,other=q+,s=~,i=~,doc=~ / N+</text:p>
          </table:table-cell>
          <table:table-cell table:style-name="ce11"/>
          <table:table-cell table:style-name="ce4"/>
          <table:table-cell table:style-name="ce4" office:value-type="string">
            <text:p>N-35-35-28.573608 E-139-34-49.160156</text:p>
          </table:table-cell>
          <table:table-cell table:style-name="ce38" table:formula="of:=IF([.E9]=&quot;&quot;;[.C9];CONCATENATE([.C9];&quot; / &quot;;[.E9]))" office:value-type="string" office:string-value=":m RES 2*2 / free# JVEMV6 76#_id=VN5S:2 / 76. theoretical-physics(tp) / w=~,topics=液体の中に物体を入れる。加わる圧力,other=q+,s=~,i=~,doc=~ / N+">
            <text:p>:m RES 2*2 / free# JVEMV6 76#_id=VN5S:2 / 76. theoretical-physics(tp) / w=~,topics=液体の中に物体を入れる。加わる圧力,other=q+,s=~,i=~,doc=~ / N+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9-22_18-07-20_000.jpg</text:p>
          </table:table-cell>
          <table:table-cell table:style-name="ce18" office:value-type="string">
            <text:p>:m RES 1*2 / free# JVEMV6 68#_101:2 / 68. theoretical-physics(tp) / w=~,topics=三角不等式,other=orig+:(||a|-|b||&lt;=|a+b|);q+:(ab+|ab|&gt;=0),s=~,i=~,doc=r-7-1~4</text:p>
          </table:table-cell>
          <table:table-cell table:style-name="ce11"/>
          <table:table-cell table:style-name="ce4"/>
          <table:table-cell table:style-name="ce4" office:value-type="string">
            <text:p>N-35-35-28.504943 E-139-34-49.050292</text:p>
          </table:table-cell>
          <table:table-cell table:style-name="ce38" table:formula="of:=IF([.E10]=&quot;&quot;;[.C10];CONCATENATE([.C10];&quot; / &quot;;[.E10]))" office:value-type="string" office:string-value=":m RES 1*2 / free# JVEMV6 68#_101:2 / 68. theoretical-physics(tp) / w=~,topics=三角不等式,other=orig+:(||a|-|b||&lt;=|a+b|);q+:(ab+|ab|&gt;=0),s=~,i=~,doc=r-7-1~4">
            <text:p>:m RES 1*2 / free# JVEMV6 68#_101:2 / 68. theoretical-physics(tp) / w=~,topics=三角不等式,other=orig+:(||a|-|b||&lt;=|a+b|);q+:(ab+|ab|&gt;=0),s=~,i=~,doc=r-7-1~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 office:value-type="string">
            <text:p>2021-09-22_18-07-52_000.jpg</text:p>
          </table:table-cell>
          <table:table-cell table:style-name="ce11" office:value-type="string">
            <text:p>:m RES 2*2 / free# JVEMV6 68#_101:2 / 68. theoretical-physics(tp) / w=~,topics=三角不等式,other=orig+:(||a|-|b||&lt;=|a+b|);,s=~,i=~,doc=r-7-1~4</text:p>
          </table:table-cell>
          <table:table-cell table:style-name="ce18"/>
          <table:table-cell table:style-name="ce4"/>
          <table:table-cell table:style-name="ce4" office:value-type="string">
            <text:p>N-35-35-28.504943 E-139-34-49.050292</text:p>
          </table:table-cell>
          <table:table-cell table:style-name="ce38" table:formula="of:=IF([.E11]=&quot;&quot;;[.C11];CONCATENATE([.C11];&quot; / &quot;;[.E11]))" office:value-type="string" office:string-value=":m RES 2*2 / free# JVEMV6 68#_101:2 / 68. theoretical-physics(tp) / w=~,topics=三角不等式,other=orig+:(||a|-|b||&lt;=|a+b|);,s=~,i=~,doc=r-7-1~4">
            <text:p>:m RES 2*2 / free# JVEMV6 68#_101:2 / 68. theoretical-physics(tp) / w=~,topics=三角不等式,other=orig+:(||a|-|b||&lt;=|a+b|);,s=~,i=~,doc=r-7-1~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9-22_21-07-30_000.jpg</text:p>
          </table:table-cell>
          <table:table-cell table:style-name="ce8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669738 E-139-34-49.654541</text:p>
          </table:table-cell>
          <table:table-cell table:style-name="ce38" table:formula="of:=IF([.E12]=&quot;&quot;;[.C12];CONCATENATE([.C12];&quot; / &quot;;[.E1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4" office:value-type="string">
            <text:p>2021-09-23_03-09-43_000.jpg</text:p>
          </table:table-cell>
          <table:table-cell table:style-name="ce11" office:value-type="string">
            <text:p>:m :PHOTO 寝た時刻 / 2020</text:p>
          </table:table-cell>
          <table:table-cell table:style-name="ce11"/>
          <table:table-cell table:style-name="ce4"/>
          <table:table-cell table:style-name="ce4" office:value-type="string">
            <text:p>N-35-35-28.642272 E-139-34-49.105224</text:p>
          </table:table-cell>
          <table:table-cell table:style-name="ce38" table:formula="of:=IF([.E13]=&quot;&quot;;[.C13];CONCATENATE([.C13];&quot; / &quot;;[.E13]))" office:value-type="string" office:string-value=":m :PHOTO 寝た時刻 / 2020">
            <text:p>:m :PHOTO 寝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9-23_07-24-26_000.jpg</text:p>
          </table:table-cell>
          <table:table-cell table:style-name="ce18" office:value-type="string">
            <text:p>:m :PHOTO 起きた時刻 / 2021</text:p>
          </table:table-cell>
          <table:table-cell table:style-name="ce18"/>
          <table:table-cell table:style-name="ce4"/>
          <table:table-cell table:style-name="ce4" office:value-type="string">
            <text:p>N-35-35-28.559875 E-139-34-49.050292</text:p>
          </table:table-cell>
          <table:table-cell table:style-name="ce38" table:formula="of:=IF([.E14]=&quot;&quot;;[.C14];CONCATENATE([.C14];&quot; / &quot;;[.E14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9-23_07-25-26_000.jpg</text:p>
          </table:table-cell>
          <table:table-cell table:style-name="ce8" office:value-type="string">
            <text:p>:m 記録 / お酒：飲んだ量</text:p>
          </table:table-cell>
          <table:table-cell table:style-name="ce11"/>
          <table:table-cell table:style-name="ce4"/>
          <table:table-cell table:style-name="ce4" office:value-type="string">
            <text:p>N-35-35-28.601074 E-139-34-49.270019</text:p>
          </table:table-cell>
          <table:table-cell table:style-name="ce38" table:formula="of:=IF([.E15]=&quot;&quot;;[.C15];CONCATENATE([.C15];&quot; / &quot;;[.E15]))" office:value-type="string" office:string-value=":m 記録 / お酒：飲んだ量">
            <text:p>:m 記録 / お酒：飲んだ量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9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number-columns-repeated="2" table:style-name="ce11" office:value-type="string">
            <text:p>**</text:p>
          </table:table-cell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string" office:string-value="**">
            <text:p>*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/>
          <table:table-cell table:style-name="ce11"/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/>
          <table:table-cell table:style-name="ce11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/>
          <table:table-cell table:style-name="ce19" office:value-type="string">
            <text:p>:m other / log / 寝る前　ウェブ閲覧　記録　（for オナニー） / 未了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/>
          <table:table-cell table:style-name="ce11" office:value-type="string">
            <text:p>:m :PHOTO 寝た時刻 / 2020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/>
          <table:table-cell table:style-name="ce18" office:value-type="string">
            <text:p>:m :PHOTO 起きた時刻 / 2021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8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2" office:value-type="string">
            <text:p>blank</text:p>
          </table:table-cell>
          <table:table-cell table:style-name="ce32" table:formula="of:=COUNTBLANK([.$C$2:.C45])" office:value-type="float" office:value="30">
            <text:p>3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total</text:p>
          </table:table-cell>
          <table:table-cell table:style-name="ce32" table:formula="of:=COUNTA([.$B$2:.$B29])" office:value-type="float" office:value="14">
            <text:p>14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6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2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2" office:value-type="string">
            <text:p>:bookmemo / 読んだ本 / 『』 / 著者=X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1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:PHOTO 起きた時刻 / 202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二度寝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1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3">2021/09/23</text:date>, <text:time>09:02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9-23T09:02:51.88</dc:date>
    <dc:creator>iwabuchi ken</dc:creator>
    <meta:editing-duration>P37DT8H49M8S</meta:editing-duration>
    <meta:editing-cycles>13381</meta:editing-cycles>
    <meta:document-statistic meta:table-count="1" meta:cell-count="454" meta:object-count="0"/>
  </office:meta>
</office:document-meta>
</file>